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201000000EF00000100449980F754237323.png" manifest:media-type="image/png"/>
  <manifest:file-entry manifest:full-path="Pictures/10000200000000AB000000ABB8FBD718341C8E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d5c47"/>
    </style:style>
    <style:style style:name="P2" style:family="paragraph" style:parent-style-name="Standard">
      <style:paragraph-properties fo:text-align="start" style:justify-single-word="false"/>
      <style:text-properties officeooo:paragraph-rsid="001d5c47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d5c47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d5c47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d5c47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d5c47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d5c47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d5c47"/>
    </style:style>
    <style:style style:name="P10" style:family="paragraph" style:parent-style-name="Table_20_Contents">
      <style:paragraph-properties fo:text-align="center" style:justify-single-word="false"/>
      <style:text-properties officeooo:paragraph-rsid="001d5c47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d5c47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d5c47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d5c4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2281f5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d5c47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T8" style:family="text">
      <style:text-properties officeooo:rsid="001fd413"/>
    </style:style>
    <style:style style:name="T9" style:family="text">
      <style:text-properties officeooo:rsid="002372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variable-set text:name="Assignment" office:value-type="float" office:value="0.04" style:data-style-name="N0">0.04</text:variable-set>: <text:span text:style-name="T2">Arc Length</text:span></text:p>
      <text:list xml:id="list3482780865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91445656250315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91444574257050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91445134801407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91445603683441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91446291400498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91445209041718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91446533229589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91446494894151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91446632359659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91446518472839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91446233358362" text:continue-numbering="true" text:style-name="L1">
        <text:list-header>
          <text:p text:style-name="P12"/>
        </text:list-header>
        <text:list-item>
          <text:p text:style-name="P12">A <text:span text:style-name="T9">bicyclist</text:span>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91445508028788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91445427245263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91446024846787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91446654225333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91446158198025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text:span text:style-name="T8">The satellite has a mass of 4000 kg.</text:span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91446080035043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91444924475172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 loext:mime-type="image/png"/></draw:frame><draw:frame draw:style-name="Mfr1" draw:name="graphics1" text:anchor-type="paragraph" svg:x="0.0236in" svg:y="-0.4299in" svg:width="0.75in" svg:height="0.8in" draw:z-index="7"><draw:image xlink:href="Pictures/10000201000000EF00000100449980F754237323.png" xlink:type="simple" xlink:show="embed" xlink:actuate="onLoad" loext:mime-type="image/png"/></draw:frame><text:s text:c="21"/>Name:<text:tab/><text:tab/><text:date style:data-style-name="N37" text:date-value="2021-01-05T09:14:44.546414832" text:date-adjust="PT24H00M00S">01/06/21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2001846</meta:creation-date>
    <meta:editing-duration>PT8M55S</meta:editing-duration>
    <meta:editing-cycles>6</meta:editing-cycles>
    <meta:generator>LibreOffice/6.2.7.1$Linux_X86_64 LibreOffice_project/20$Build-1</meta:generator>
    <dc:date>2018-03-20T11:03:42.866847625</dc:date>
    <meta:document-statistic meta:table-count="2" meta:image-count="2" meta:object-count="4" meta:page-count="2" meta:paragraph-count="33" meta:word-count="271" meta:character-count="1421" meta:non-whitespace-character-count="114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